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dash="Ultrafine_20_Dashed"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t_20_sans_20_remplissage_20_et_20_sans_20_ligne">
      <style:graphic-properties svg:stroke-color="#ff3333" draw:textarea-vertical-align="middle" draw:ole-draw-aspect="1"/>
    </style:style>
    <style:style style:name="gr3" style:family="graphic" style:parent-style-name="standard">
      <style:graphic-properties draw:stroke-dash="Ultrafine_20_Dashed" svg:stroke-width="0.2cm" svg:stroke-color="#000099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draw:marker-start="Arrow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1cm" svg:stroke-color="#0066cc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svg:stroke-width="0.1cm" svg:stroke-color="#0066cc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stroke-dash="Ultrafine_20_Dashed" svg:stroke-width="0.1cm" svg:stroke-color="#99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Fine_20_Dashed" svg:stroke-width="0.1cm" svg:stroke-color="#0066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style:font-name="Arial" fo:font-size="18pt" style:font-size-asian="18pt" style:font-size-complex="18pt"/>
    </style:style>
    <style:style style:name="P2" style:family="paragraph">
      <style:paragraph-properties fo:text-align="center"/>
      <style:text-properties fo:color="#ff3333" style:font-name="Arial" fo:font-size="18pt" style:font-size-asian="18pt" style:font-size-complex="18pt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6cm" svg:height="16.1cm" svg:x="7.101cm" svg:y="6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53cm" svg:height="1.277cm" svg:x="7.301cm" svg:y="21.59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1" draw:layer="layout" svg:width="26cm" svg:height="26cm" svg:x="2.05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204cm" svg:height="1.277cm" svg:x="2.447cm" svg:y="26.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3" draw:layer="layout" svg:x1="20.251cm" svg:y1="9.677cm" svg:x2="17.051cm" svg:y2="8.4cm">
          <text:p/>
        </draw:line>
        <draw:frame draw:style-name="gr2" draw:text-style-name="P2" draw:layer="layout" svg:width="1.145cm" svg:height="0.923cm" svg:x="18.013cm" svg:y="7.64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5" draw:text-style-name="P3" draw:layer="layout" svg:x1="16.851cm" svg:y1="10.6cm" svg:x2="18.524cm" svg:y2="21.045cm">
          <text:p/>
        </draw:line>
        <draw:line draw:style-name="gr5" draw:text-style-name="P3" draw:layer="layout" svg:x1="24.005cm" svg:y1="8.372cm" svg:x2="27.171cm" svg:y2="18.917cm">
          <text:p/>
        </draw:line>
        <draw:line draw:style-name="gr6" draw:text-style-name="P3" draw:layer="layout" svg:x1="12.17cm" svg:y1="19.827cm" svg:x2="20.895cm" svg:y2="24.238cm">
          <text:p/>
        </draw:line>
        <draw:line draw:style-name="gr6" draw:text-style-name="P3" draw:layer="layout" svg:x1="14.686cm" svg:y1="13.6cm" svg:x2="23.886cm" svg:y2="15.8cm">
          <text:p/>
        </draw:line>
        <draw:frame draw:style-name="gr2" draw:text-style-name="P2" draw:layer="layout" svg:width="5.539cm" svg:height="1.677cm" svg:x="20.369cm" svg:y="25.22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3" draw:layer="layout" svg:width="7.449cm" svg:height="7.54cm" svg:x="16.792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2cm" svg:height="1.451cm" svg:x="20.251cm" svg:y="8.22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8" draw:text-style-name="P3" draw:layer="layout" svg:width="0.4cm" svg:height="0.4cm" svg:x="20.252cm" svg:y="9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8.89cm" svg:height="8.998cm" svg:x="18.451cm" svg:y="15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6.658cm" svg:height="6.74cm" svg:x="10.402cm" svg:y="13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539cm" svg:height="1.677cm" svg:x="9.236cm" svg:y="11.40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71cm" fo:text-indent="0cm"/>
      <style:text-properties fo:font-size="40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28cm" fo:text-indent="0cm"/>
      <style:text-properties fo:font-size="34.2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85cm" fo:text-indent="0cm"/>
      <style:text-properties fo:font-size="28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42cm" fo:text-indent="0cm"/>
      <style:text-properties fo:font-size="28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Standard" style:page-layout-name="PM1" draw:style-name="Mdp1">
      <draw:frame presentation:style-name="Standard-title" draw:layer="backgroundobjects" svg:width="26.999cm" svg:height="5.009cm" svg:x="1.5cm" svg:y="1.195cm" presentation:class="title" presentation:placeholder="true">
        <draw:text-box/>
      </draw:frame>
      <draw:frame presentation:style-name="Standard-outline1" draw:layer="backgroundobjects" svg:width="26.999cm" svg:height="17.399cm" svg:x="1.5cm" svg:y="7.02cm" presentation:class="outline" presentation:placeholder="true">
        <draw:text-box/>
      </draw:frame>
      <draw:frame presentation:style-name="Mpr1" draw:text-style-name="MP1" draw:layer="backgroundobjects" svg:width="6.989cm" svg:height="2.069cm" svg:x="1.5cm" svg:y="27.33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9.509cm" svg:height="2.069cm" svg:x="10.26cm" svg:y="27.33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989cm" svg:height="2.069cm" svg:x="21.51cm" svg:y="27.33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7:38:35.547232170</meta:creation-date>
    <dc:date>2017-03-16T17:40:28.570720790</dc:date>
    <meta:editing-duration>P0D</meta:editing-duration>
    <meta:editing-cycles>1</meta:editing-cycles>
    <meta:document-statistic meta:object-count="40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2/content.xml><?xml version="1.0" encoding="utf-8"?>
<math xmlns="http://www.w3.org/1998/Math/MathML" display="block">
  <semantics>
    <mstyle color="blue">
      <mi>S</mi>
    </mstyle>
    <annotation encoding="StarMath 5.0">color blue S</annotation>
  </semantics>
</math>
</file>

<file path=Object 3/content.xml><?xml version="1.0" encoding="utf-8"?>
<math xmlns="http://www.w3.org/1998/Math/MathML" display="block">
  <semantics>
    <mi mathvariant="normal">δ</mi>
    <annotation encoding="StarMath 5.0">%delta</annotation>
  </semantics>
</math>
</file>

<file path=Object 4/content.xml><?xml version="1.0" encoding="utf-8"?>
<math xmlns="http://www.w3.org/1998/Math/MathML" display="block">
  <semantics>
    <mstyle mathvariant="bold">
      <mstyle color="red">
        <mrow>
          <mi>B</mi>
          <mrow>
            <mo fence="true" stretchy="false">(</mo>
            <mrow>
              <mrow>
                <msubsup>
                  <mover accent="true">
                    <mi>x</mi>
                    <mo stretchy="false">~</mo>
                  </mover>
                  <mn>3</mn>
                  <mn>1</mn>
                </msubsup>
                <mi>,</mi>
                <msubsup>
                  <mi mathvariant="normal">δ</mi>
                  <msub>
                    <mi mathvariant="normal">π</mi>
                    <mn>3</mn>
                  </msub>
                  <mn>1</mn>
                </msubsup>
              </mrow>
            </mrow>
            <mo fence="true" stretchy="false">)</mo>
          </mrow>
        </mrow>
      </mstyle>
    </mstyle>
    <annotation encoding="StarMath 5.0">bold {color red{ B({tilde x}_3^1 ,%delta_{%pi_3}^1) }}</annotation>
  </semantics>
</math>
</file>

<file path=Object 6/content.xml><?xml version="1.0" encoding="utf-8"?>
<math xmlns="http://www.w3.org/1998/Math/MathML" display="block">
  <semantics>
    <mover accent="true">
      <msub>
        <mi>x</mi>
        <mn>3</mn>
      </msub>
      <mo stretchy="false">~</mo>
    </mover>
    <annotation encoding="StarMath 5.0">tilde x_3</annotation>
  </semantics>
</math>
</file>

<file path=Object 7/content.xml><?xml version="1.0" encoding="utf-8"?>
<math xmlns="http://www.w3.org/1998/Math/MathML" display="block">
  <semantics>
    <mstyle mathvariant="bold">
      <mstyle color="green">
        <mrow>
          <mi>B</mi>
          <mrow>
            <mo fence="true" stretchy="false">(</mo>
            <mrow>
              <mrow>
                <msubsup>
                  <mover accent="true">
                    <mi>x</mi>
                    <mo stretchy="false">~</mo>
                  </mover>
                  <mn>3</mn>
                  <mn>2</mn>
                </msubsup>
                <mi>,</mi>
                <msubsup>
                  <mi mathvariant="normal">δ</mi>
                  <msub>
                    <mi mathvariant="normal">π</mi>
                    <mn>3</mn>
                  </msub>
                  <mn>2</mn>
                </msubsup>
              </mrow>
            </mrow>
            <mo fence="true" stretchy="false">)</mo>
          </mrow>
        </mrow>
      </mstyle>
    </mstyle>
    <annotation encoding="StarMath 5.0">bold {color green{ B({tilde x}_3^2 ,%delta_{%pi_3}^2) }}</annotation>
  </semantics>
</math>
</file>